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6685d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3ada89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321ae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321ae" officeooo:paragraph-rsid="001321ae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392f77" officeooo:paragraph-rsid="00392f77" style:font-name-asian="OzHandicraft BT" style:font-size-asian="16pt" style:font-name-complex="OzHandicraft BT" style:font-size-complex="16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a8257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34e4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321ae" officeooo:paragraph-rsid="001321ae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6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4pt" officeooo:paragraph-rsid="003ada89" style:font-name-asian="OLIVEOIL" style:font-size-asian="14pt" style:font-name-complex="OLIVEOIL" style:font-size-complex="14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fddb6" officeooo:paragraph-rsid="002fddb6" style:font-name-asian="OLIVEOIL" style:font-size-asian="12pt" style:font-weight-asian="bold" style:font-name-complex="OLIVEOIL" style:font-size-complex="12pt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4852e9" officeooo:paragraph-rsid="004852e9" style:font-name-asian="OLIVEOIL" style:font-size-asian="12pt" style:font-weight-asian="bold" style:font-name-complex="OLIVEOIL" style:font-size-complex="12pt" style:font-weight-complex="bold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29ea2" style:font-name-asian="OzHandicraft BT" style:font-size-asian="14pt" style:font-name-complex="OzHandicraft BT" style:font-size-complex="14pt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69721" style:font-name-asian="OzHandicraft BT" style:font-size-asian="14pt" style:font-name-complex="OzHandicraft BT" style:font-size-complex="14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477ae1" style:font-name-asian="OzHandicraft BT" style:font-size-asian="14pt" style:font-name-complex="OzHandicraft BT" style:font-size-complex="14pt"/>
    </style:style>
    <style:style style:name="P34" style:family="paragraph">
      <style:paragraph-properties fo:text-align="center"/>
    </style:style>
    <style:style style:name="P35" style:family="paragraph"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321ae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OzHandicraft BT" fo:font-size="14pt" officeooo:rsid="0036685d" style:font-name-asian="OzHandicraft BT" style:font-size-asian="14pt" style:font-name-complex="OzHandicraft BT" style:font-size-complex="14pt"/>
    </style:style>
    <style:style style:name="T9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1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officeooo:rsid="000ac1f6"/>
    </style:style>
    <style:style style:name="T14" style:family="text">
      <style:text-properties officeooo:rsid="000d5f34"/>
    </style:style>
    <style:style style:name="T15" style:family="text">
      <style:text-properties officeooo:rsid="000dd4f8"/>
    </style:style>
    <style:style style:name="T16" style:family="text">
      <style:text-properties officeooo:rsid="000e4c35"/>
    </style:style>
    <style:style style:name="T17" style:family="text">
      <style:text-properties officeooo:rsid="001321ae"/>
    </style:style>
    <style:style style:name="T18" style:family="text">
      <style:text-properties officeooo:rsid="001cae3b"/>
    </style:style>
    <style:style style:name="T19" style:family="text">
      <style:text-properties officeooo:rsid="0027a3d8"/>
    </style:style>
    <style:style style:name="T20" style:family="text">
      <style:text-properties officeooo:rsid="002c2cba"/>
    </style:style>
    <style:style style:name="T21" style:family="text">
      <style:text-properties officeooo:rsid="0031cac9"/>
    </style:style>
    <style:style style:name="T22" style:family="text">
      <style:text-properties officeooo:rsid="0036685d"/>
    </style:style>
    <style:style style:name="T23" style:family="text">
      <style:text-properties officeooo:rsid="003ada89"/>
    </style:style>
    <style:style style:name="T24" style:family="text">
      <style:text-properties officeooo:rsid="003bccec"/>
    </style:style>
    <style:style style:name="T25" style:family="text">
      <style:text-properties officeooo:rsid="003e7c23"/>
    </style:style>
    <style:style style:name="T26" style:family="text">
      <style:text-properties officeooo:rsid="00406944"/>
    </style:style>
    <style:style style:name="T27" style:family="text">
      <style:text-properties officeooo:rsid="00411910"/>
    </style:style>
    <style:style style:name="T28" style:family="text">
      <style:text-properties officeooo:rsid="004124b9"/>
    </style:style>
    <style:style style:name="T29" style:family="text">
      <style:text-properties officeooo:rsid="00429c91"/>
    </style:style>
    <style:style style:name="T30" style:family="text">
      <style:text-properties officeooo:rsid="00429ea2"/>
    </style:style>
    <style:style style:name="T31" style:family="text">
      <style:text-properties officeooo:rsid="0044289c"/>
    </style:style>
    <style:style style:name="T32" style:family="text">
      <style:text-properties officeooo:rsid="0044c72e"/>
    </style:style>
    <style:style style:name="T33" style:family="text">
      <style:text-properties officeooo:rsid="00469721"/>
    </style:style>
    <style:style style:name="T34" style:family="text">
      <style:text-properties officeooo:rsid="00477ae1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draw:auto-grow-height="false" fo:min-height="0.178cm" fo:min-width="0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6"/>
      <text:p text:style-name="P6"/>
      <text:p text:style-name="P6"/>
      <text:p text:style-name="P6"/>
      <text:p text:style-name="P24"/>
      <text:p text:style-name="P6"/>
      <text:p text:style-name="P6"/>
      <text:p text:style-name="P8"/>
      <text:p text:style-name="P9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pan text:style-name="T17">Blackberry Porter</text:span> <text:s text:c="67"/></text:p>
      <text:p text:style-name="P10">Brew Date: <text:s/><text:span text:style-name="T25">Oct 20’19</text:span> <text:s text:c="65"/></text:p>
      <text:p text:style-name="P3"><text:span text:style-name="T5">Batch Size:</text:span><text:span text:style-name="T9"> 10 </text:span><text:span text:style-name="T10">gal</text:span><text:span text:style-name="T5"><text:tab/><text:tab/><text:tab/></text:span></text:p>
      <text:p text:style-name="P1"><text:span text:style-name="T5">Target OG/◦</text:span><text:span text:style-name="T2"><text:tab/> <text:s/></text:span><text:span text:style-name="T3">1.067</text:span><text:span text:style-name="T2"> <text:s text:c="13"/><text:tab/><text:tab/><text:tab/><text:tab/></text:span><text:span text:style-name="T1"> <text:s/></text:span></text:p>
      <text:p text:style-name="P1"><draw:line text:anchor-type="paragraph" draw:z-index="2" draw:style-name="gr1" draw:text-style-name="P34" svg:x1="1.543cm" svg:y1="0.624cm" svg:x2="1.622cm" svg:y2="6.577cm"><text:p/></draw:line><draw:line text:anchor-type="paragraph" draw:z-index="3" draw:style-name="gr1" draw:text-style-name="P34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25"/>
      <text:p text:style-name="P11">20 <text:s text:c="7"/># <text:s text:c="5"/>Pale</text:p>
      <text:p text:style-name="P11"><draw:custom-shape text:anchor-type="paragraph" draw:z-index="6" draw:name="Shape1" draw:style-name="gr2" draw:text-style-name="P35" svg:width="0.583cm" svg:height="0.532cm" svg:x="16.425cm" svg:y="0.335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2 <text:s text:c="10"/># <text:s text:c="4"/>Dark Munich</text:p>
      <text:p text:style-name="P11">1 <text:s text:c="9"/># <text:s text:c="5"/>Chocolate</text:p>
      <text:p text:style-name="P11"><draw:line text:anchor-type="paragraph" draw:z-index="5" draw:style-name="gr1" draw:text-style-name="P34" svg:x1="7.497cm" svg:y1="0.564cm" svg:x2="7.576cm" svg:y2="4.004cm"><text:p/></draw:line>1 <text:s text:c="9"/># <text:s text:c="5"/>Black Patent</text:p>
      <text:p text:style-name="P11">1 <text:s text:c="9"/># <text:s text:c="5"/>Flaked barley<text:span text:style-name="T22">(forgot)</text:span></text:p>
      <text:p text:style-name="P11"><text:span text:style-name="T19">2 </text:span><text:s text:c="7"/># <text:s text:c="4"/>Wheat Malt</text:p>
      <text:p text:style-name="P12">2 <text:s text:c="9"/># <text:s text:c="5"/>Crystal 60/80</text:p>
      <text:p text:style-name="P9"><text:s text:c="2"/><text:span text:style-name="T19">1 <text:s text:c="6"/>tab <text:s text:c="3"/>irish moss</text:span> <text:s text:c="2"/></text:p>
      <text:p text:style-name="P9"/>
      <text:p text:style-name="P9">Qt <text:s/>oz/g <text:s text:c="2"/>Hop/Seasoning <text:s text:c="14"/><text:span text:style-name="T13">Time</text:span></text:p>
      <text:p text:style-name="P21"><draw:line text:anchor-type="paragraph" draw:z-index="4" draw:style-name="gr1" draw:text-style-name="P34" svg:x1="2.549cm" svg:y1="0.012cm" svg:x2="2.628cm" svg:y2="3.452cm"><text:p/></draw:line><text:s/><text:span text:style-name="T17">56 <text:s text:c="4"/>g <text:s text:c="5"/>NB <text:s text:c="39"/>60min</text:span></text:p>
      <text:p text:style-name="P22"><text:s/><text:span text:style-name="T17">56 <text:s text:c="4"/>g <text:s text:c="4"/>Cascade <text:s text:c="32"/>10 min</text:span></text:p>
      <text:p text:style-name="P22"><text:s/><text:span text:style-name="T17">56 <text:s text:c="4"/>g <text:s text:c="4"/>Cascade <text:s text:c="31"/>1 min <text:s/></text:span><text:s/></text:p>
      <text:p text:style-name="P23">10 <text:s text:c="5"/># <text:s text:c="4"/>Blackberrries ( frozen) <text:s text:c="9"/></text:p>
      <text:p text:style-name="P2"><text:span text:style-name="T11"><text:s text:c="45"/></text:span><text:span text:style-name="T5"><text:s text:c="762"/></text:span><text:span text:style-name="T7">Stage <text:s text:c="13"/>Date <text:s text:c="17"/></text:span></text:p>
      <text:p text:style-name="P13">Primary: <text:s text:c="3"/></text:p>
      <text:p text:style-name="P13">Racked: <text:s text:c="4"/></text:p>
      <text:p text:style-name="P13">Racked:</text:p>
      <text:p text:style-name="P13">Bottled: <text:tab/><text:tab/><text:tab/><text:tab/><text:tab/></text:p>
      <text:p text:style-name="P13">Kegged: <text:s text:c="3"/></text:p>
      <text:p text:style-name="P4"><text:span text:style-name="T7">Re-Kegge</text:span><text:span text:style-name="T8">d:</text:span></text:p>
      <text:p text:style-name="P5"><text:span text:style-name="T7">Purged:</text:span><text:span text:style-name="T4"><text:tab/><text:tab/><text:tab/><text:tab/><text:tab/><text:tab/></text:span></text:p>
      <text:p text:style-name="P27">Charged: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Start Time:<text:span text:style-name="T14"> 7am</text:span></text:p>
      <text:p text:style-name="P13">Fill mash tun: <text:tab/></text:p>
      <text:p text:style-name="P13"><draw:frame draw:style-name="fr3" draw:name="Object2" text:anchor-type="paragraph" svg:x="9.352cm" svg:y="0.289cm" svg:width="11.598cm" svg:height="8.999cm" draw:z-index="7"><draw:object xlink:href="./Object 3" xlink:type="simple" xlink:show="embed" xlink:actuate="onLoad"/><draw:image xlink:href="./ObjectReplacements/Object 3" xlink:type="simple" xlink:show="embed" xlink:actuate="onLoad"/></draw:frame>Fill sparge kettle: <text:tab/><text:tab/><text:tab/></text:p>
      <text:p text:style-name="P13">Fire burners: <text:span text:style-name="T26">7</text:span>am</text:p>
      <text:p text:style-name="P13">Heat Mash Tun : Target Temp: <text:span text:style-name="T27">68</text:span> <text:s text:c="4"/></text:p>
      <text:p text:style-name="P13">Heat Sparge Kettle: Target Temp: <text:span text:style-name="T27">71</text:span></text:p>
      <text:p text:style-name="P13">Target Temp (Mash): <text:span text:style-name="T27">68</text:span></text:p>
      <text:p text:style-name="P13">Grind grain: <text:span text:style-name="T26">7:50am</text:span></text:p>
      <text:p text:style-name="P13">sparge temp: </text:p>
      <text:p text:style-name="P13">Strike Temp: <text:span text:style-name="T19">68</text:span></text:p>
      <text:p text:style-name="P13">pump temp: <text:s/><text:span text:style-name="T19">68</text:span></text:p>
      <text:p text:style-name="P20">Temp: <text:span text:style-name="T28">64.6</text:span></text:p>
      <text:p text:style-name="P13">Mash: Duration: <text:span text:style-name="T14">90</text:span> <text:s text:c="6"/>minutes <text:s text:c="7"/></text:p>
      <text:p text:style-name="P13">Start: <text:span text:style-name="T28">8:45</text:span> <text:s text:c="2"/>Finish: <text:span text:style-name="T28">10:15am</text:span></text:p>
      <text:p text:style-name="P13">Heat (to deactivate enzymes)<text:tab/><text:tab/></text:p>
      <text:p text:style-name="P14">Target Temp: <text:s text:c="2"/><text:span text:style-name="T19">75.5</text:span> </text:p>
      <text:p text:style-name="P14">Start: <text:span text:style-name="T29">10:15am</text:span> <text:s text:c="6"/></text:p>
      <text:p text:style-name="P13">Finish:<text:span text:style-name="T30">10:42am</text:span> <text:s/></text:p>
      <text:p text:style-name="P13">Heat Sparge H20 (Target<text:span text:style-name="T19">79.4</text:span>◦ ) <text:s text:c="7"/></text:p>
      <text:p text:style-name="P31">Sparge:<text:span text:style-name="T30">80◦</text:span></text:p>
      <text:p text:style-name="P31">Start: <text:s/><text:span text:style-name="T30">10:42 am</text:span></text:p>
      <text:p text:style-name="P17">Finish: <text:span text:style-name="T31">11:52am </text:span></text:p>
      <text:p text:style-name="P17">Wort collected: <text:s text:c="2"/><text:span text:style-name="T15">full kettle</text:span></text:p>
      <text:p text:style-name="P13">Boil : Burner On: <text:s/><text:span text:style-name="T31">11ish</text:span></text:p>
      <text:p text:style-name="P13">Rolling Boil: <text:s text:c="3"/><text:span text:style-name="T32">12:25</text:span></text:p>
      <text:p text:style-name="P15">Hops In: <text:s/><text:span text:style-name="T32">12:55</text:span> <text:s text:c="18"/></text:p>
      <text:p text:style-name="P15">Hops In: <text:s/><text:span text:style-name="T32">1:45</text:span> <text:s text:c="3"/></text:p>
      <text:p text:style-name="P18">Hops In: <text:s/><text:span text:style-name="T32">1:54</text:span> <text:s text:c="3"/></text:p>
      <text:p text:style-name="P15">Duration: 90 min <text:s/></text:p>
      <text:p text:style-name="P15">Start: <text:s/><text:span text:style-name="T32">12:25</text:span></text:p>
      <text:p text:style-name="P13">Finish: <text:s/><text:span text:style-name="T32">1:55pm</text:span> <text:s text:c="4"/></text:p>
      <text:p text:style-name="P19">Burner Off: <text:span text:style-name="T32">1:55pm</text:span></text:p>
      <text:p text:style-name="P13">Rest 15 min <text:s text:c="7"/></text:p>
      <text:p text:style-name="P16">Start: <text:s/><text:span text:style-name="T33">1:55</text:span></text:p>
      <text:p text:style-name="P16">Finish: <text:span text:style-name="T32">2:10pm</text:span></text:p>
      <text:p text:style-name="P32"><text:span text:style-name="T33">Pump&amp;Chill:Start: 2:10pm <text:s text:c="2"/>Fin: 2:45</text:span></text:p>
      <text:p text:style-name="P33">OG : <text:s text:c="2"/><text:span text:style-name="T34">1.062</text:span></text:p>
      <text:p text:style-name="P33"><text:span text:style-name="T23">Mauri brew </text:span><text:span text:style-name="T12">Yeast</text:span> <text:s/></text:p>
      <text:p text:style-name="P13">Irish Moss: <text:span text:style-name="T21">1 tablet</text:span></text:p>
      <text:p text:style-name="P7">Notes: <text:span text:style-name="T24">cook frozen berries night before/use sparge burner to</text:span></text:p>
      <text:p text:style-name="P28">cook blackberries to +84c and chill pot in sink</text:p>
      <text:p text:style-name="P29">dead batteries in sensors/ gap adjustment on mill/ pump failure/ outlet adjust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0T15:12:50.995252830</dc:date>
    <meta:editing-duration>PT10H41M18S</meta:editing-duration>
    <meta:editing-cycles>40</meta:editing-cycles>
    <meta:document-statistic meta:table-count="0" meta:image-count="0" meta:object-count="3" meta:page-count="2" meta:paragraph-count="70" meta:word-count="234" meta:character-count="2730" meta:non-whitespace-character-count="11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597cm" svg:height="8.999cm" xlink:href="." xlink:type="simple" chart:class="chart:line" chart:style-name="ch1">
        <chart:title svg:x="2.804cm" svg:y="0.315cm" chart:style-name="ch2">
          <text:p>Black Berry Porter Oct 20'19</text:p>
        </chart:title>
        <chart:legend chart:legend-position="end" svg:x="8.898cm" svg:y="3.693cm" style:legend-expansion="high" chart:style-name="ch3"/>
        <chart:plot-area chart:style-name="ch4" chart:data-source-has-labels="both" svg:x="0.728cm" svg:y="1.297cm" svg:width="8.54cm" svg:height="6.773cm">
          <chartooo:coordinate-region svg:x="1.59cm" svg:y="1.5cm" svg:width="7.678cm" svg:height="5.318cm"/>
          <chart:axis chart:dimension="x" chart:name="primary-x" chart:style-name="ch5" chartooo:axis-type="auto">
            <chartooo:date-scale/>
            <chart:title svg:x="4.655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2">
                <text:p>72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.8">
                <text:p>70.8</text:p>
              </table:table-cell>
              <table:table-cell office:value-type="float" office:value="65.6">
                <text:p>65.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.6">
                <text:p>69.6</text:p>
              </table:table-cell>
              <table:table-cell office:value-type="float" office:value="66">
                <text:p>66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.8">
                <text:p>68.8</text:p>
              </table:table-cell>
              <table:table-cell office:value-type="float" office:value="65.9">
                <text:p>65.9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.3">
                <text:p>71.3</text:p>
              </table:table-cell>
              <table:table-cell office:value-type="float" office:value="66.8">
                <text:p>66.8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.5">
                <text:p>71.5</text:p>
              </table:table-cell>
              <table:table-cell office:value-type="float" office:value="67.6">
                <text:p>67.6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.8">
                <text:p>71.8</text:p>
              </table:table-cell>
              <table:table-cell office:value-type="float" office:value="68.6">
                <text:p>68.6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.1">
                <text:p>71.1</text:p>
              </table:table-cell>
              <table:table-cell office:value-type="float" office:value="68.8">
                <text:p>68.8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">
                <text:p>72</text:p>
              </table:table-cell>
              <table:table-cell office:value-type="float" office:value="68.9">
                <text:p>68.9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.1">
                <text:p>72.1</text:p>
              </table:table-cell>
              <table:table-cell office:value-type="float" office:value="69.1">
                <text:p>69.1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.2">
                <text:p>75.2</text:p>
              </table:table-cell>
              <table:table-cell office:value-type="float" office:value="71.6">
                <text:p>71.6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.3">
                <text:p>78.3</text:p>
              </table:table-cell>
              <table:table-cell office:value-type="float" office:value="72.2">
                <text:p>72.2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